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font-size="12pt" style:font-size-asian="12pt" style:font-size-complex="12pt"/>
    </style:style>
    <style:style style:name="P2" style:family="paragraph" style:parent-style-name="Standard">
      <style:text-properties fo:font-size="12pt" fo:language="en" fo:country="none" fo:font-weight="normal" style:font-size-asian="12pt" style:font-weight-asian="normal" style:font-size-complex="12pt" style:font-weight-complex="normal"/>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ize="12pt" fo:language="en" fo:country="none" fo:font-weight="normal" style:font-size-asian="12pt" style:font-weight-asian="normal" style:font-size-complex="12pt" style:font-weight-complex="normal"/>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size="12pt" fo:font-weight="bold" style:font-size-asian="12pt" style:font-weight-asian="bold" style:font-size-complex="12pt" style:font-weight-complex="bold"/>
    </style:style>
    <style:style style:name="T1" style:family="text">
      <style:text-properties fo:language="en" fo:country="none"/>
    </style:style>
    <style:style style:name="T2" style:family="text">
      <style:text-properties fo:font-size="12pt" fo:language="en" fo:country="none" fo:font-weight="normal" style:font-size-asian="12pt" style:font-weight-asian="normal" style:font-size-complex="12pt" style:font-weight-complex="normal"/>
    </style:style>
    <style:style style:name="T3" style:family="text">
      <style:text-properties fo:font-size="12pt" fo:language="en" fo:country="none" style:font-size-asian="12pt" style:font-size-complex="12pt"/>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color="#000000" fo:font-size="12pt" fo:language="en" fo:country="none" fo:font-weight="normal" style:font-size-asian="12pt" style:font-weight-asian="normal" style:font-size-complex="12pt" style:font-weight-complex="normal"/>
    </style:style>
    <style:style style:name="T7" style:family="text">
      <style:text-properties fo:color="#000000"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g data Tools:</text:p>
      <text:p text:style-name="P2"/>
      <text:p text:style-name="Standard"><text:span text:style-name="T2">1.</text:span><text:span text:style-name="Strong_20_Emphasis"><text:span text:style-name="T3">Jaspersoft BI Suite</text:span></text:span></text:p>
      <text:p text:style-name="P2"/>
      <text:p text:style-name="Standard"><text:span text:style-name="T2">2.</text:span><text:span text:style-name="Strong_20_Emphasis"><text:span text:style-name="T3">Pentaho Business Analytics</text:span></text:span><text:span text:style-name="T2"> </text:span></text:p>
      <text:p text:style-name="Standard"><text:span text:style-name="T2"/></text:p>
      <text:p text:style-name="Standard"><text:span text:style-name="T2">3.</text:span><text:bookmark text:name="container"/><text:span text:style-name="Strong_20_Emphasis"><text:span text:style-name="T3">Karmasphere Studio and Analyst</text:span></text:span></text:p>
      <text:p text:style-name="Standard"><text:span text:style-name="Strong_20_Emphasis"><text:span text:style-name="T3"/></text:span></text:p>
      <text:p text:style-name="Standard"><text:span text:style-name="Strong_20_Emphasis"><text:span text:style-name="T3">4.</text:span></text:span><text:bookmark text:name="container1"/><text:span text:style-name="Strong_20_Emphasis"><text:span text:style-name="T3">Talend Open Studio</text:span></text:span></text:p>
      <text:p text:style-name="Standard"><text:span text:style-name="Strong_20_Emphasis"><text:span text:style-name="T3"/></text:span></text:p>
      <text:p text:style-name="Standard"><text:span text:style-name="Strong_20_Emphasis"><text:span text:style-name="T3">5.</text:span></text:span><text:bookmark text:name="container2"/><text:span text:style-name="Strong_20_Emphasis"><text:span text:style-name="T3">Skytree Server </text:span></text:span></text:p>
      <text:p text:style-name="Standard"><text:span text:style-name="Strong_20_Emphasis"><text:span text:style-name="T3"/></text:span></text:p>
      <text:p text:style-name="Standard"><text:span text:style-name="Strong_20_Emphasis"><text:span text:style-name="T3">6.</text:span></text:span><text:bookmark text:name="container3"/><text:span text:style-name="Strong_20_Emphasis"><text:span text:style-name="T3">Tableau Desktop and Server</text:span></text:span></text:p>
      <text:p text:style-name="Standard"><text:span text:style-name="Strong_20_Emphasis"><text:span text:style-name="T3"/></text:span></text:p>
      <text:p text:style-name="Standard"><text:span text:style-name="Strong_20_Emphasis"><text:span text:style-name="T3">7.</text:span></text:span><text:bookmark text:name="container4"/><text:span text:style-name="Strong_20_Emphasis"><text:span text:style-name="T3">Splunk </text:span></text:span></text:p>
      <text:h text:style-name="P1" text:outline-level="2"><text:span text:style-name="Strong_20_Emphasis"><text:span text:style-name="T1">8.BitDeli</text:span></text:span></text:h>
      <text:h text:style-name="P1" text:outline-level="2"><text:span text:style-name="Strong_20_Emphasis"><text:span text:style-name="T1">9.Continuuity</text:span></text:span></text:h>
      <text:h text:style-name="P1" text:outline-level="2"><text:span text:style-name="Strong_20_Emphasis"><text:span text:style-name="T1">10.Flurry</text:span></text:span></text:h>
      <text:h text:style-name="P1" text:outline-level="2"><text:span text:style-name="Strong_20_Emphasis"><text:span text:style-name="T1">11.Google Prediction API</text:span></text:span></text:h>
      <text:h text:style-name="P1" text:outline-level="2"><text:span text:style-name="Strong_20_Emphasis"><text:span text:style-name="T1">12.Infochimps</text:span></text:span></text:h>
      <text:h text:style-name="P1" text:outline-level="2"><text:span text:style-name="Strong_20_Emphasis"><text:span text:style-name="T1">13.Keen IO</text:span></text:span></text:h>
      <text:p text:style-name="P5"><text:span text:style-name="Strong_20_Emphasis"><text:span text:style-name="T1">14.Kontagent</text:span></text:span></text:p>
      <text:h text:style-name="P1" text:outline-level="2"><text:span text:style-name="Strong_20_Emphasis"><text:span text:style-name="T1">15.Mortar Data</text:span></text:span></text:h>
      <text:h text:style-name="P1" text:outline-level="2"><text:span text:style-name="Strong_20_Emphasis"><text:span text:style-name="T1">16.Placed Analytics</text:span></text:span></text:h>
      <text:h text:style-name="P1" text:outline-level="2"><text:span text:style-name="Strong_20_Emphasis"><text:span text:style-name="T1">17.Precog</text:span></text:span></text:h>
      <text:h text:style-name="P1" text:outline-level="2"><text:span text:style-name="Strong_20_Emphasis"><text:span text:style-name="T1">18.Spring for Apache Hadoop</text:span></text:span></text:h>
      <text:h text:style-name="P1" text:outline-level="2"><text:span text:style-name="Strong_20_Emphasis"><text:span text:style-name="T1">19.StatsMix</text:span></text:span></text:h>
      <text:p text:style-name="P5"><text:span text:style-name="Strong_20_Emphasis"><text:span text:style-name="T1"/></text:span></text:p>
      <text:p text:style-name="P2"/>
      <text:p text:style-name="P2"/>
      <text:p text:style-name="P2"/>
      <text:p text:style-name="P2"/>
      <text:p text:style-name="P2"/>
      <text:p text:style-name="P2"/>
      <text:p text:style-name="P2"/>
      <text:p text:style-name="P2"/>
      <text:p text:style-name="P2"/>
      <text:p text:style-name="P2"><text:soft-page-break/></text:p>
      <text:p text:style-name="Standard"><text:span text:style-name="T2">1.</text:span><text:span text:style-name="Strong_20_Emphasis"><text:span text:style-name="T3">Jaspersoft BI Suite</text:span></text:span></text:p>
      <text:p text:style-name="P2"/>
      <text:p text:style-name="Text_20_body"><text:span text:style-name="T2"><text:tab/><text:tab/>The Jaspersoft package is one of the open source leaders for producing reports from database columns.</text:span><text:bookmark text:name="container5"/><text:span text:style-name="T2">The JasperReports Server offers software to suck up data from many of the major storage platforms, including</text:span><text:span text:style-name="T6"> MongoDB,Cassandra,</text:span><text:span text:style-name="T2"> Redis, Riak, CouchDB and Neo4j.</text:span></text:p>
      <text:p text:style-name="Text_20_body"><text:span text:style-name="T2"/></text:p>
      <text:p text:style-name="Standard"><text:span text:style-name="T2">2.</text:span><text:span text:style-name="Strong_20_Emphasis"><text:span text:style-name="T3">Pentaho Business Analytics</text:span></text:span><text:span text:style-name="T2"> </text:span></text:p>
      <text:p text:style-name="Standard"><text:span text:style-name="T2"><text:tab/><text:tab/><text:tab/></text:span></text:p>
      <text:p text:style-name="Standard"><text:span text:style-name="T2"><text:tab/><text:tab/>Pentaho is software platform that began as a report generating engine; it is, like JasperSoft, branching into big data by making it easier to absorb information from the new sources. You can hook up Pentaho's tool to many of the most popular NoSQL databases such as MongoDB and Cassandra. Once the databases are connected, you can drag and drop the columns into views and reports as if the information came from SQL databases.<text:tab/><text:tab/><text:tab/><text:tab/><text:tab/></text:span></text:p>
      <text:p text:style-name="Standard"><text:span text:style-name="T2"/></text:p>
      <text:p text:style-name="Standard"><text:span text:style-name="T2"><text:tab/><text:tab/><text:tab/></text:span></text:p>
      <text:p text:style-name="Standard"><text:span text:style-name="T2">3.</text:span><text:bookmark text:name="container7"/><text:span text:style-name="Strong_20_Emphasis"><text:span text:style-name="T3">Karmasphere Studio and Analyst</text:span></text:span></text:p>
      <text:p text:style-name="Standard"><text:span text:style-name="Strong_20_Emphasis"><text:span text:style-name="T3"><text:tab/><text:tab/><text:tab/></text:span></text:span></text:p>
      <text:p text:style-name="Standard"><text:span text:style-name="Strong_20_Emphasis"><text:span text:style-name="T3"><text:tab/><text:tab/></text:span></text:span><text:span text:style-name="Strong_20_Emphasis"><text:span text:style-name="T2">Karmasphere Studio, for instance, is a set of plug-ins built on top of Eclipse. It's a specialized IDE that makes it easier to create and run Hadoop jobs.</text:span></text:span></text:p>
      <text:p text:style-name="Standard"><text:span text:style-name="Strong_20_Emphasis"><text:span text:style-name="T2"/></text:span></text:p>
      <text:p text:style-name="P2"/>
      <text:p text:style-name="P2"><text:span text:style-name="Strong_20_Emphasis">4.</text:span><text:bookmark text:name="container11"/><text:span text:style-name="Strong_20_Emphasis">Talend Open Studio</text:span></text:p>
      <text:p text:style-name="P2"/>
      <text:p text:style-name="P2"><text:tab/><text:tab/>Talend also offers an Eclipse-based IDE for stringing together data processing jobs with Hadoop. Its tools are designed to help with data integration, data quality, and data management, all with subroutines tuned to these jobs.</text:p>
      <text:p text:style-name="P2"/>
      <text:p text:style-name="P2"/>
      <text:p text:style-name="P2"><text:span text:style-name="Strong_20_Emphasis">5.</text:span><text:bookmark text:name="container21"/><text:span text:style-name="Strong_20_Emphasis">Skytree Server</text:span></text:p>
      <text:p text:style-name="P2"><text:tab/></text:p>
      <text:p text:style-name="Standard"><text:span text:style-name="T2"><text:tab/><text:tab/></text:span><text:bookmark text:name="container6"/><text:span text:style-name="T2">Skytree offers a bundle that performs many of the more sophisticated machine-learning algorithms. All it takes is typing the right command into a command line.</text:span></text:p>
      <text:p text:style-name="Standard"><text:span text:style-name="Strong_20_Emphasis"><text:span text:style-name="T2"/></text:span></text:p>
      <text:p text:style-name="Standard"><text:span text:style-name="Strong_20_Emphasis"><text:span text:style-name="T2"/></text:span></text:p>
      <text:p text:style-name="Standard"><text:span text:style-name="Strong_20_Emphasis"><text:span text:style-name="T3">6.</text:span></text:span><text:bookmark text:name="container31"/><text:span text:style-name="Strong_20_Emphasis"><text:span text:style-name="T3">Tableau Desktop and Server</text:span></text:span></text:p>
      <text:p text:style-name="Standard"><text:span text:style-name="Strong_20_Emphasis"><text:span text:style-name="T3"/></text:span></text:p>
      <text:p text:style-name="P3">Tableau Desktop is a visualization tool that makes it easy to look at your data in new ways, then slice it up and look at it in a different way. You can even mix the data with other data and examine it in yet another light. The tool is optimized to give you all the columns for the data and let you mix them before stuffing it into one of the dozens of graphical templates provided.</text:p>
      <text:p text:style-name="P5"/>
      <text:p text:style-name="P5"/>
      <text:p text:style-name="Standard"><text:span text:style-name="Strong_20_Emphasis"><text:span text:style-name="T3">7.</text:span></text:span><text:bookmark text:name="container41"/><text:span text:style-name="Strong_20_Emphasis"><text:span text:style-name="T3">Splunk </text:span></text:span></text:p>
      <text:p text:style-name="Standard"><text:span text:style-name="Strong_20_Emphasis"><text:span text:style-name="T3"/></text:span></text:p>
      <text:p text:style-name="Standard"><text:span text:style-name="Strong_20_Emphasis"><text:span text:style-name="T3"><text:tab/></text:span></text:span><text:span text:style-name="Strong_20_Emphasis"><text:span text:style-name="T2">Splunk is a bit different from the other options. It's not exactly a report-generating tool or a collection of AI routines, although it accomplishes much of that along the way. It creates an index of your data as if your data were a book or a block of text. Yes, databases also build indices, but Splunk's approach is much closer to a text search process.</text:span></text:span></text:p>
      <text:p text:style-name="Standard"><text:span text:style-name="Strong_20_Emphasis"><text:span text:style-name="T2"/></text:span></text:p>
      <text:h text:style-name="P1" text:outline-level="2"><text:soft-page-break/>8.BitDeli</text:h>
      <text:p text:style-name="P4"><text:a xlink:type="simple" xlink:href="https://bitdeli.com/"><text:span text:style-name="T7">BitDeli</text:span></text:a>, a lets programmers measure pretty much whatever application metrics they want using Python scripts. Co-founder and CEO Ville Tuulos told me at the time that scripts can be as simple or complex as necessary — even going so far as to incorporate machine learning. Compared with the heavyweight Hadoop, BitDeli thinks of itself as the lightweight Ruby on Rails for analytics.</text:p>
      <text:h text:style-name="P1" text:outline-level="2">9.Continuuity</text:h>
      <text:p text:style-name="P4">The brainchild of former Yahoo Chief Cloud Architect Todd Papaioannou and Facebook HBase engineer Jonathan Gray, Continuuty wants to help all companies operate like its founders’ former employers. The team created a big data fabric that abstracts the complexities of connecting to Hadoop and HBase clusters and includes a full suite of developer tools. The goal is to make it easy to write big data applications serving either internal or external audiences.</text:p>
      <text:p text:style-name="P3"/>
      <text:h text:style-name="P1" text:outline-level="2">10.Flurry</text:h>
      <text:p text:style-name="Text_20_body"><text:span text:style-name="T4"><text:s/>Flurry is like a one-stop mobile-app shop. Not only does the company help developers build mobile apps, but helps them analyze all the data those apps are generating in order to make them even better. The data also underpins the company’s ad network that helps developers monetize their apps by putting the right advertisers in front of the right users.</text:span></text:p>
      <text:p text:style-name="P5"/>
      <text:h text:style-name="P1" text:outline-level="2">11.Google Prediction API</text:h>
      <text:p text:style-name="Text_20_body"><text:span text:style-name="T4">Of all the tools in Google’s developer toolbox, the Google Prediction API <text:s/>might be the coolest. If you have good data to train a model, the Prediction API can bring machine learning to work on it in order to discern any number of pattern types and feed the answers into your application. Among the examples Google gives are spam detection, recommendation engines and sentiment analysis — and it gives step-by-step instructions for building those models.</text:span></text:p>
      <text:p text:style-name="P5"/>
      <text:h text:style-name="P1" text:outline-level="2">12.Infochimps</text:h>
      <text:p text:style-name="Text_20_body"><text:span text:style-name="T4">Although Infochimps is trying hard to make itself an enterprise IT company (hey, that’s where the money is), the company’s eponymous platform also provides a real value for developers. Sitting atop its technologies for configuring and managing big data environments is Wukong, a framework for creating Hadoop jobs or streaming data flows using Ruby scripts. Infochimps also maintains a data marketplace full of API-accessible or downloadable datasets.</text:span></text:p>
      <text:h text:style-name="Heading_20_2" text:outline-level="2"><text:span text:style-name="T4">13.Keen IO</text:span></text:h>
      <text:h text:style-name="Heading_20_2" text:outline-level="2"><text:span text:style-name="T5">Keen IO won our Structure 2012 Launchpad competition with a message of delivering powerful analytics to mobile developers. With just a single line of code inserted that dictates what to track, the company claims developers can track pretty much whatever they want within their applications. At that point, it’s just a matter of creating a dashboard or query process in order to turn all that data into usable information.</text:span></text:h>
      <text:p text:style-name="P6"/>
      <text:h text:style-name="P1" text:outline-level="2"><text:soft-page-break/>14.Kontagent</text:h>
      <text:p text:style-name="Text_20_body"><text:span text:style-name="T4">Kontagent‘s bread-and-butter business is its analytics platform for mobile, social and web applications, but it’s all built atop a Hadoop infrastructure designed to handle really big data. Earlier this year, the company turned that infrastructure loose with a new product that lets users mine their application data using the SQL-like Hive query language for Hadoop. Instead of tracking predetermined variables, they can dig in however they choose.</text:span></text:p>
      <text:h text:style-name="P1" text:outline-level="2"/>
      <text:h text:style-name="P1" text:outline-level="2">15.Mortar Data</text:h>
      <text:p text:style-name="Text_20_body"><text:span text:style-name="T4">Mortar Data is Hadoop for developers, plain and simple. The company has offered its cloud service — which replaces MapReduce with a combination Pig and Python — for almost a year. In November, it released the open source Mortar framework in order to build a community around sharing datasets and making it easier to write Hadoop pipelines. Mortar Data runs atop Amazon Web Services and currently supports Amazon S3 and MongoDB (hosted on Amazon EC2) as data sources.</text:span></text:p>
      <text:p text:style-name="P5"/>
      <text:h text:style-name="P1" text:outline-level="2">16.Placed Analytics</text:h>
      <text:p text:style-name="Text_20_body"><text:span text:style-name="T4">Placed does away with scripts, APIs and any other developer legwork and just delivers the results. In the case of Placed, those results are detailed information about where and when <text:s/>consumers are actually using mobile apps and web sites — right down to the name of the business. This type of info can be useful for attracting advertisers as well as informing app design (e.g., implementing voice controls if people are using an app while driving).</text:span></text:p>
      <text:h text:style-name="P1" text:outline-level="2">17.Precog</text:h>
      <text:p text:style-name="Text_20_body"><text:span text:style-name="T4">Precog might look like any other proprietary business intelligence service, but underneath its covers there's a twist. The company offers a service called Labcoat, which is an interactive development environment for writing analytics jobs based on the open source Quirrel query language. The IDE includes a tutorial for learning the language, as well as some complex functions, and Precog COO Jeff Carr told me even non-technical people can learn it in hours.</text:span></text:p>
      <text:h text:style-name="P1" text:outline-level="2">18.Spring for Apache Hadoop</text:h>
      <text:p text:style-name="Text_20_body"><text:span text:style-name="T4">Hadoop is written in Java, but that doesn’t mean it’s easy for Java developers to learn or use. That’s why, in early 2012, SpringSource announced the Spring for apache Hadoop project, which brings the ease of building Java applications with the Spring framework to Hadoop jobs. That means integration with other Spring apps, scripting using JVM-based languages and a generally easier way to develop applications that utilize Hadoop or related technologies such as Hive or HBase.</text:span></text:p>
      <text:p text:style-name="P5"/>
      <text:h text:style-name="P1" text:outline-level="2">19.StatsMix</text:h>
      <text:p text:style-name="Text_20_body"><text:span text:style-name="T4">In the same vein as BitDeli and Keen IO, StatsMix wants to let developers start collecting and analyzing application data using the languages they already know. The service automatically tracks certain metrics, but developers can add their own using the StatsMix API and predefined code libraries. The results are delivered via a collection of dashboards that users can customize, share and use to mashup multiple data sources into a single view.</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2M2S</meta:editing-duration>
    <meta:editing-cycles>11</meta:editing-cycles>
    <meta:generator>OpenOffice.org/3.4$Win32 OpenOffice.org_project/340m1$Build-9590</meta:generator>
    <dc:date>2013-09-23T20:57:18.62</dc:date>
    <meta:document-statistic meta:table-count="0" meta:image-count="0" meta:object-count="0" meta:page-count="4" meta:paragraph-count="62" meta:word-count="1268" meta:character-count="7919"/>
    <meta:user-defined meta:name="Info 1"/>
    <meta:user-defined meta:name="Info 2"/>
    <meta:user-defined meta:name="Info 3"/>
    <meta:user-defined meta:name="Info 4"/>
  </office:meta>
</office:document-meta>
</file>